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ojowczyk</text:p>
          </table:table-cell>
          <table:table-cell office:value-type="float" office:value="12" calcext:value-type="float">
            <text:p>1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1044]-[.E1044]" office:value-type="float" office:value="-12" calcext:value-type="float">
            <text:p>-12.00</text:p>
          </table:table-cell>
          <table:table-cell table:formula="of:=SUM([.$H$2:.H1044])" office:value-type="float" office:value="-53.04" calcext:value-type="float">
            <text:p>-53.04</text:p>
          </table:table-cell>
          <table:table-cell table:formula="of:=SUM([.H$3:.H1044])/SUM([.E$3:.E1044])" office:value-type="percentage" office:value="-0.0156183745583039" calcext:value-type="percentage">
            <text:p>-2%</text:p>
          </table:table-cell>
          <table:table-cell table:formula="of:=[.O1044]-(1-[.O1044])/[.N1044]" office:value-type="percentage" office:value="0.00349421014399809" calcext:value-type="percentage">
            <text:p>0.3%</text:p>
          </table:table-cell>
          <table:table-cell table:formula="of:=AVERAGEIF([.$H$3:.$H1044];&quot;&gt;0&quot;)" office:value-type="float" office:value="1.83148936170213" calcext:value-type="float">
            <text:p>1.8</text:p>
          </table:table-cell>
          <table:table-cell table:formula="of:=AVERAGEIF([.$H$3:.$H1044];&quot;&lt;0&quot;)" office:value-type="float" office:value="-3.96350364963504" calcext:value-type="float">
            <text:p>-4.0</text:p>
          </table:table-cell>
          <table:table-cell table:formula="of:=[.L1044]/-[.M1044]" office:value-type="percentage" office:value="0.46208847615689" calcext:value-type="percentage">
            <text:p>46%</text:p>
          </table:table-cell>
          <table:table-cell table:formula="of:=COUNTIF([.$G$3:.$G1044];&quot;&gt;0&quot;)/COUNTIF([.$B$3:.$B1044];&quot;&gt;0&quot;)" office:value-type="percentage" office:value="0.685057471264368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gerasim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1045]-[.E1045]" office:value-type="float" office:value="0.32" calcext:value-type="float">
            <text:p>0.32</text:p>
          </table:table-cell>
          <table:table-cell table:formula="of:=SUM([.$H$2:.H1045])" office:value-type="float" office:value="-52.72" calcext:value-type="float">
            <text:p>-52.72</text:p>
          </table:table-cell>
          <table:table-cell table:formula="of:=SUM([.H$3:.H1045])/SUM([.E$3:.E1045])" office:value-type="percentage" office:value="-0.0155195760965558" calcext:value-type="percentage">
            <text:p>-2%</text:p>
          </table:table-cell>
          <table:table-cell table:formula="of:=[.O1045]-(1-[.O1045])/[.N1045]" office:value-type="percentage" office:value="0.00364245309887135" calcext:value-type="percentage">
            <text:p>0.4%</text:p>
          </table:table-cell>
          <table:table-cell table:formula="of:=AVERAGEIF([.$H$3:.$H1045];&quot;&gt;0&quot;)" office:value-type="float" office:value="1.82881415929203" calcext:value-type="float">
            <text:p>1.8</text:p>
          </table:table-cell>
          <table:table-cell table:formula="of:=AVERAGEIF([.$H$3:.$H1045];&quot;&lt;0&quot;)" office:value-type="float" office:value="-3.96350364963504" calcext:value-type="float">
            <text:p>-4.0</text:p>
          </table:table-cell>
          <table:table-cell table:formula="of:=[.L1045]/-[.M1045]" office:value-type="percentage" office:value="0.461413517169445" calcext:value-type="percentage">
            <text:p>46%</text:p>
          </table:table-cell>
          <table:table-cell table:formula="of:=COUNTIF([.$G$3:.$G1045];&quot;&gt;0&quot;)/COUNTIF([.$B$3:.$B1045];&quot;&gt;0&quot;)" office:value-type="percentage" office:value="0.68541905855338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rosol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1046]-[.E1046]" office:value-type="float" office:value="-2" calcext:value-type="float">
            <text:p>-2.00</text:p>
          </table:table-cell>
          <table:table-cell table:formula="of:=SUM([.$H$2:.H1046])" office:value-type="float" office:value="-54.72" calcext:value-type="float">
            <text:p>-54.72</text:p>
          </table:table-cell>
          <table:table-cell table:formula="of:=SUM([.H$3:.H1046])/SUM([.E$3:.E1046])" office:value-type="percentage" office:value="-0.016098852603707" calcext:value-type="percentage">
            <text:p>-2%</text:p>
          </table:table-cell>
          <table:table-cell table:formula="of:=[.O1046]-(1-[.O1046])/[.N1046]" office:value-type="percentage" office:value="0.00238414199300441" calcext:value-type="percentage">
            <text:p>0.2%</text:p>
          </table:table-cell>
          <table:table-cell table:formula="of:=AVERAGEIF([.$H$3:.$H1046];&quot;&gt;0&quot;)" office:value-type="float" office:value="1.82881415929203" calcext:value-type="float">
            <text:p>1.8</text:p>
          </table:table-cell>
          <table:table-cell table:formula="of:=AVERAGEIF([.$H$3:.$H1046];&quot;&lt;0&quot;)" office:value-type="float" office:value="-3.95636363636364" calcext:value-type="float">
            <text:p>-4.0</text:p>
          </table:table-cell>
          <table:table-cell table:formula="of:=[.L1046]/-[.M1046]" office:value-type="percentage" office:value="0.462246225923998" calcext:value-type="percentage">
            <text:p>46%</text:p>
          </table:table-cell>
          <table:table-cell table:formula="of:=COUNTIF([.$G$3:.$G1046];&quot;&gt;0&quot;)/COUNTIF([.$B$3:.$B1046];&quot;&gt;0&quot;)" office:value-type="percentage" office:value="0.6846330275229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1047]-[.E1047]" office:value-type="float" office:value="0.0800000000000001" calcext:value-type="float">
            <text:p>0.08</text:p>
          </table:table-cell>
          <table:table-cell table:formula="of:=SUM([.$H$2:.H1047])" office:value-type="float" office:value="-54.64" calcext:value-type="float">
            <text:p>-54.64</text:p>
          </table:table-cell>
          <table:table-cell table:formula="of:=SUM([.H$3:.H1047])/SUM([.E$3:.E1047])" office:value-type="percentage" office:value="-0.0160705882352941" calcext:value-type="percentage">
            <text:p>-2%</text:p>
          </table:table-cell>
          <table:table-cell table:formula="of:=[.O1047]-(1-[.O1047])/[.N1047]" office:value-type="percentage" office:value="0.00237360020240196" calcext:value-type="percentage">
            <text:p>0.2%</text:p>
          </table:table-cell>
          <table:table-cell table:formula="of:=AVERAGEIF([.$H$3:.$H1047];&quot;&gt;0&quot;)" office:value-type="float" office:value="1.82572438162544" calcext:value-type="float">
            <text:p>1.8</text:p>
          </table:table-cell>
          <table:table-cell table:formula="of:=AVERAGEIF([.$H$3:.$H1047];&quot;&lt;0&quot;)" office:value-type="float" office:value="-3.95636363636364" calcext:value-type="float">
            <text:p>-4.0</text:p>
          </table:table-cell>
          <table:table-cell table:formula="of:=[.L1047]/-[.M1047]" office:value-type="percentage" office:value="0.461465261899813" calcext:value-type="percentage">
            <text:p>46%</text:p>
          </table:table-cell>
          <table:table-cell table:formula="of:=COUNTIF([.$G$3:.$G1047];&quot;&gt;0&quot;)/COUNTIF([.$B$3:.$B1047];&quot;&gt;0&quot;)" office:value-type="percentage" office:value="0.68499427262313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milojevic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1048]-[.E1048]" office:value-type="float" office:value="1.16" calcext:value-type="float">
            <text:p>1.16</text:p>
          </table:table-cell>
          <table:table-cell table:formula="of:=SUM([.$H$2:.H1048])" office:value-type="float" office:value="-53.48" calcext:value-type="float">
            <text:p>-53.48</text:p>
          </table:table-cell>
          <table:table-cell table:formula="of:=SUM([.H$3:.H1048])/SUM([.E$3:.E1048])" office:value-type="percentage" office:value="-0.0157201646090535" calcext:value-type="percentage">
            <text:p>-2%</text:p>
          </table:table-cell>
          <table:table-cell table:formula="of:=[.O1048]-(1-[.O1048])/[.N1048]" office:value-type="percentage" office:value="0.00307627827000001" calcext:value-type="percentage">
            <text:p>0.3%</text:p>
          </table:table-cell>
          <table:table-cell table:formula="of:=AVERAGEIF([.$H$3:.$H1048];&quot;&gt;0&quot;)" office:value-type="float" office:value="1.82455026455026" calcext:value-type="float">
            <text:p>1.8</text:p>
          </table:table-cell>
          <table:table-cell table:formula="of:=AVERAGEIF([.$H$3:.$H1048];&quot;&lt;0&quot;)" office:value-type="float" office:value="-3.95636363636364" calcext:value-type="float">
            <text:p>-4.0</text:p>
          </table:table-cell>
          <table:table-cell table:formula="of:=[.L1048]/-[.M1048]" office:value-type="percentage" office:value="0.461168495175848" calcext:value-type="percentage">
            <text:p>46%</text:p>
          </table:table-cell>
          <table:table-cell table:formula="of:=COUNTIF([.$G$3:.$G1048];&quot;&gt;0&quot;)/COUNTIF([.$B$3:.$B1048];&quot;&gt;0&quot;)" office:value-type="percentage" office:value="0.685354691075515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ublik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1049]-[.E1049]" office:value-type="float" office:value="2.16" calcext:value-type="float">
            <text:p>2.16</text:p>
          </table:table-cell>
          <table:table-cell table:formula="of:=SUM([.$H$2:.H1049])" office:value-type="float" office:value="-51.32" calcext:value-type="float">
            <text:p>-51.32</text:p>
          </table:table-cell>
          <table:table-cell table:formula="of:=SUM([.H$3:.H1049])/SUM([.E$3:.E1049])" office:value-type="percentage" office:value="-0.0150586854460094" calcext:value-type="percentage">
            <text:p>-2%</text:p>
          </table:table-cell>
          <table:table-cell table:formula="of:=[.O1049]-(1-[.O1049])/[.N1049]" office:value-type="percentage" office:value="0.00443613954436917" calcext:value-type="percentage">
            <text:p>0.4%</text:p>
          </table:table-cell>
          <table:table-cell table:formula="of:=AVERAGEIF([.$H$3:.$H1049];&quot;&gt;0&quot;)" office:value-type="float" office:value="1.82514084507042" calcext:value-type="float">
            <text:p>1.8</text:p>
          </table:table-cell>
          <table:table-cell table:formula="of:=AVERAGEIF([.$H$3:.$H1049];&quot;&lt;0&quot;)" office:value-type="float" office:value="-3.95636363636364" calcext:value-type="float">
            <text:p>-4.0</text:p>
          </table:table-cell>
          <table:table-cell table:formula="of:=[.L1049]/-[.M1049]" office:value-type="percentage" office:value="0.461317768744822" calcext:value-type="percentage">
            <text:p>46%</text:p>
          </table:table-cell>
          <table:table-cell table:formula="of:=COUNTIF([.$G$3:.$G1049];&quot;&gt;0&quot;)/COUNTIF([.$B$3:.$B1049];&quot;&gt;0&quot;)" office:value-type="percentage" office:value="0.68571428571428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8.4" calcext:value-type="float">
            <text:p>8.40</text:p>
          </table:table-cell>
          <table:table-cell table:formula="of:=[.G1050]-[.E1050]" office:value-type="float" office:value="3.4" calcext:value-type="float">
            <text:p>3.40</text:p>
          </table:table-cell>
          <table:table-cell table:formula="of:=SUM([.$H$2:.H1050])" office:value-type="float" office:value="-47.92" calcext:value-type="float">
            <text:p>-47.92</text:p>
          </table:table-cell>
          <table:table-cell table:formula="of:=SUM([.H$3:.H1050])/SUM([.E$3:.E1050])" office:value-type="percentage" office:value="-0.0140404336360973" calcext:value-type="percentage">
            <text:p>-1%</text:p>
          </table:table-cell>
          <table:table-cell table:formula="of:=[.O1050]-(1-[.O1050])/[.N1050]" office:value-type="percentage" office:value="0.00660302210683439" calcext:value-type="percentage">
            <text:p>0.7%</text:p>
          </table:table-cell>
          <table:table-cell table:formula="of:=AVERAGEIF([.$H$3:.$H1050];&quot;&gt;0&quot;)" office:value-type="float" office:value="1.8279086115993" calcext:value-type="float">
            <text:p>1.8</text:p>
          </table:table-cell>
          <table:table-cell table:formula="of:=AVERAGEIF([.$H$3:.$H1050];&quot;&lt;0&quot;)" office:value-type="float" office:value="-3.95636363636364" calcext:value-type="float">
            <text:p>-4.0</text:p>
          </table:table-cell>
          <table:table-cell table:formula="of:=[.L1050]/-[.M1050]" office:value-type="percentage" office:value="0.462017342086219" calcext:value-type="percentage">
            <text:p>46%</text:p>
          </table:table-cell>
          <table:table-cell table:formula="of:=COUNTIF([.$G$3:.$G1050];&quot;&gt;0&quot;)/COUNTIF([.$B$3:.$B1050];&quot;&gt;0&quot;)" office:value-type="percentage" office:value="0.686073059360731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1051]-[.E1051]" office:value-type="float" office:value="-1" calcext:value-type="float">
            <text:p>-1.00</text:p>
          </table:table-cell>
          <table:table-cell table:formula="of:=SUM([.$H$2:.H1051])" office:value-type="float" office:value="-48.92" calcext:value-type="float">
            <text:p>-48.92</text:p>
          </table:table-cell>
          <table:table-cell table:formula="of:=SUM([.H$3:.H1051])/SUM([.E$3:.E1051])" office:value-type="percentage" office:value="-0.0143292325717633" calcext:value-type="percentage">
            <text:p>-1%</text:p>
          </table:table-cell>
          <table:table-cell table:formula="of:=[.O1051]-(1-[.O1051])/[.N1051]" office:value-type="percentage" office:value="0.00597169220471305" calcext:value-type="percentage">
            <text:p>0.6%</text:p>
          </table:table-cell>
          <table:table-cell table:formula="of:=AVERAGEIF([.$H$3:.$H1051];&quot;&gt;0&quot;)" office:value-type="float" office:value="1.8279086115993" calcext:value-type="float">
            <text:p>1.8</text:p>
          </table:table-cell>
          <table:table-cell table:formula="of:=AVERAGEIF([.$H$3:.$H1051];&quot;&lt;0&quot;)" office:value-type="float" office:value="-3.94565217391304" calcext:value-type="float">
            <text:p>-3.9</text:p>
          </table:table-cell>
          <table:table-cell table:formula="of:=[.L1051]/-[.M1051]" office:value-type="percentage" office:value="0.463271604041695" calcext:value-type="percentage">
            <text:p>46%</text:p>
          </table:table-cell>
          <table:table-cell table:formula="of:=COUNTIF([.$G$3:.$G1051];&quot;&gt;0&quot;)/COUNTIF([.$B$3:.$B1051];&quot;&gt;0&quot;)" office:value-type="percentage" office:value="0.68529076396807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1052]-[.E1052]" office:value-type="float" office:value="0.24" calcext:value-type="float">
            <text:p>0.24</text:p>
          </table:table-cell>
          <table:table-cell table:formula="of:=SUM([.$H$2:.H1052])" office:value-type="float" office:value="-48.68" calcext:value-type="float">
            <text:p>-48.68</text:p>
          </table:table-cell>
          <table:table-cell table:formula="of:=SUM([.H$3:.H1052])/SUM([.E$3:.E1052])" office:value-type="percentage" office:value="-0.0142547584187408" calcext:value-type="percentage">
            <text:p>-1%</text:p>
          </table:table-cell>
          <table:table-cell table:formula="of:=[.O1052]-(1-[.O1052])/[.N1052]" office:value-type="percentage" office:value="0.00606813463388478" calcext:value-type="percentage">
            <text:p>0.6%</text:p>
          </table:table-cell>
          <table:table-cell table:formula="of:=AVERAGEIF([.$H$3:.$H1052];&quot;&gt;0&quot;)" office:value-type="float" office:value="1.82512280701754" calcext:value-type="float">
            <text:p>1.8</text:p>
          </table:table-cell>
          <table:table-cell table:formula="of:=AVERAGEIF([.$H$3:.$H1052];&quot;&lt;0&quot;)" office:value-type="float" office:value="-3.94565217391304" calcext:value-type="float">
            <text:p>-3.9</text:p>
          </table:table-cell>
          <table:table-cell table:formula="of:=[.L1052]/-[.M1052]" office:value-type="percentage" office:value="0.462565559905273" calcext:value-type="percentage">
            <text:p>46%</text:p>
          </table:table-cell>
          <table:table-cell table:formula="of:=COUNTIF([.$G$3:.$G1052];&quot;&gt;0&quot;)/COUNTIF([.$B$3:.$B1052];&quot;&gt;0&quot;)" office:value-type="percentage" office:value="0.685649202733485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augeraliassime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10.85" calcext:value-type="float">
            <text:p>10.85</text:p>
          </table:table-cell>
          <table:table-cell table:formula="of:=[.G1053]-[.E1053]" office:value-type="float" office:value="3.85" calcext:value-type="float">
            <text:p>3.85</text:p>
          </table:table-cell>
          <table:table-cell table:formula="of:=SUM([.$H$2:.H1053])" office:value-type="float" office:value="-44.83" calcext:value-type="float">
            <text:p>-44.83</text:p>
          </table:table-cell>
          <table:table-cell table:formula="of:=SUM([.H$3:.H1053])/SUM([.E$3:.E1053])" office:value-type="percentage" office:value="-0.0131005260081823" calcext:value-type="percentage">
            <text:p>-1%</text:p>
          </table:table-cell>
          <table:table-cell table:formula="of:=[.O1053]-(1-[.O1053])/[.N1053]" office:value-type="percentage" office:value="0.00851524673924065" calcext:value-type="percentage">
            <text:p>0.9%</text:p>
          </table:table-cell>
          <table:table-cell table:formula="of:=AVERAGEIF([.$H$3:.$H1053];&quot;&gt;0&quot;)" office:value-type="float" office:value="1.82866900175131" calcext:value-type="float">
            <text:p>1.8</text:p>
          </table:table-cell>
          <table:table-cell table:formula="of:=AVERAGEIF([.$H$3:.$H1053];&quot;&lt;0&quot;)" office:value-type="float" office:value="-3.94565217391304" calcext:value-type="float">
            <text:p>-3.9</text:p>
          </table:table-cell>
          <table:table-cell table:formula="of:=[.L1053]/-[.M1053]" office:value-type="percentage" office:value="0.463464320003087" calcext:value-type="percentage">
            <text:p>46%</text:p>
          </table:table-cell>
          <table:table-cell table:formula="of:=COUNTIF([.$G$3:.$G1053];&quot;&gt;0&quot;)/COUNTIF([.$B$3:.$B1053];&quot;&gt;0&quot;)" office:value-type="percentage" office:value="0.686006825938567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carballes baena</text:p>
          </table:table-cell>
          <table:table-cell office:value-type="float" office:value="9" calcext:value-type="float">
            <text:p>9</text:p>
          </table:table-cell>
          <table:table-cell office:value-type="float" office:value="1.58" calcext:value-type="float">
            <text:p>1.58</text:p>
          </table:table-cell>
          <table:table-cell office:value-type="float" office:value="9" calcext:value-type="float">
            <text:p>9.00</text:p>
          </table:table-cell>
          <table:table-cell table:formula="of:=[.G1054]-[.E1054]" office:value-type="float" office:value="0" calcext:value-type="float">
            <text:p>0.00</text:p>
          </table:table-cell>
          <table:table-cell table:formula="of:=SUM([.$H$2:.H1054])" office:value-type="float" office:value="-44.83" calcext:value-type="float">
            <text:p>-44.83</text:p>
          </table:table-cell>
          <table:table-cell table:formula="of:=SUM([.H$3:.H1054])/SUM([.E$3:.E1054])" office:value-type="percentage" office:value="-0.0130661614689595" calcext:value-type="percentage">
            <text:p>-1%</text:p>
          </table:table-cell>
          <table:table-cell table:formula="of:=[.O1054]-(1-[.O1054])/[.N1054]" office:value-type="percentage" office:value="0.00964193395885526" calcext:value-type="percentage">
            <text:p>1.0%</text:p>
          </table:table-cell>
          <table:table-cell table:formula="of:=AVERAGEIF([.$H$3:.$H1054];&quot;&gt;0&quot;)" office:value-type="float" office:value="1.82866900175131" calcext:value-type="float">
            <text:p>1.8</text:p>
          </table:table-cell>
          <table:table-cell table:formula="of:=AVERAGEIF([.$H$3:.$H1054];&quot;&lt;0&quot;)" office:value-type="float" office:value="-3.94565217391304" calcext:value-type="float">
            <text:p>-3.9</text:p>
          </table:table-cell>
          <table:table-cell table:formula="of:=[.L1054]/-[.M1054]" office:value-type="percentage" office:value="0.463464320003087" calcext:value-type="percentage">
            <text:p>46%</text:p>
          </table:table-cell>
          <table:table-cell table:formula="of:=COUNTIF([.$G$3:.$G1054];&quot;&gt;0&quot;)/COUNTIF([.$B$3:.$B1054];&quot;&gt;0&quot;)" office:value-type="percentage" office:value="0.6863636363636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artin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1055]-[.E1055]" office:value-type="float" office:value="0.85" calcext:value-type="float">
            <text:p>0.85</text:p>
          </table:table-cell>
          <table:table-cell table:formula="of:=SUM([.$H$2:.H1055])" office:value-type="float" office:value="-43.98" calcext:value-type="float">
            <text:p>-43.98</text:p>
          </table:table-cell>
          <table:table-cell table:formula="of:=SUM([.H$3:.H1055])/SUM([.E$3:.E1055])" office:value-type="percentage" office:value="-0.0128146853146853" calcext:value-type="percentage">
            <text:p>-1%</text:p>
          </table:table-cell>
          <table:table-cell table:formula="of:=[.O1055]-(1-[.O1055])/[.N1055]" office:value-type="percentage" office:value="0.0101330278837645" calcext:value-type="percentage">
            <text:p>1.0%</text:p>
          </table:table-cell>
          <table:table-cell table:formula="of:=AVERAGEIF([.$H$3:.$H1055];&quot;&gt;0&quot;)" office:value-type="float" office:value="1.82695804195804" calcext:value-type="float">
            <text:p>1.8</text:p>
          </table:table-cell>
          <table:table-cell table:formula="of:=AVERAGEIF([.$H$3:.$H1055];&quot;&lt;0&quot;)" office:value-type="float" office:value="-3.94565217391304" calcext:value-type="float">
            <text:p>-3.9</text:p>
          </table:table-cell>
          <table:table-cell table:formula="of:=[.L1055]/-[.M1055]" office:value-type="percentage" office:value="0.463030688319944" calcext:value-type="percentage">
            <text:p>46%</text:p>
          </table:table-cell>
          <table:table-cell table:formula="of:=COUNTIF([.$G$3:.$G1055];&quot;&gt;0&quot;)/COUNTIF([.$B$3:.$B1055];&quot;&gt;0&quot;)" office:value-type="percentage" office:value="0.68671963677639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1056]-[.E1056]" office:value-type="float" office:value="0.68" calcext:value-type="float">
            <text:p>0.68</text:p>
          </table:table-cell>
          <table:table-cell table:formula="of:=SUM([.$H$2:.H1056])" office:value-type="float" office:value="-43.3" calcext:value-type="float">
            <text:p>-43.30</text:p>
          </table:table-cell>
          <table:table-cell table:formula="of:=SUM([.H$3:.H1056])/SUM([.E$3:.E1056])" office:value-type="percentage" office:value="-0.0126092020966802" calcext:value-type="percentage">
            <text:p>-1%</text:p>
          </table:table-cell>
          <table:table-cell table:formula="of:=[.O1056]-(1-[.O1056])/[.N1056]" office:value-type="percentage" office:value="0.0105140650503288" calcext:value-type="percentage">
            <text:p>1.1%</text:p>
          </table:table-cell>
          <table:table-cell table:formula="of:=AVERAGEIF([.$H$3:.$H1056];&quot;&gt;0&quot;)" office:value-type="float" office:value="1.82495636998255" calcext:value-type="float">
            <text:p>1.8</text:p>
          </table:table-cell>
          <table:table-cell table:formula="of:=AVERAGEIF([.$H$3:.$H1056];&quot;&lt;0&quot;)" office:value-type="float" office:value="-3.94565217391304" calcext:value-type="float">
            <text:p>-3.9</text:p>
          </table:table-cell>
          <table:table-cell table:formula="of:=[.L1056]/-[.M1056]" office:value-type="percentage" office:value="0.462523377516238" calcext:value-type="percentage">
            <text:p>46%</text:p>
          </table:table-cell>
          <table:table-cell table:formula="of:=COUNTIF([.$G$3:.$G1056];&quot;&gt;0&quot;)/COUNTIF([.$B$3:.$B1056];&quot;&gt;0&quot;)" office:value-type="percentage" office:value="0.687074829931973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andujar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.00</text:p>
          </table:table-cell>
          <table:table-cell table:formula="of:=[.G1057]-[.E1057]" office:value-type="float" office:value="0" calcext:value-type="float">
            <text:p>0.00</text:p>
          </table:table-cell>
          <table:table-cell table:formula="of:=SUM([.$H$2:.H1057])" office:value-type="float" office:value="-43.3" calcext:value-type="float">
            <text:p>-43.30</text:p>
          </table:table-cell>
          <table:table-cell table:formula="of:=SUM([.H$3:.H1057])/SUM([.E$3:.E1057])" office:value-type="percentage" office:value="-0.0126055312954876" calcext:value-type="percentage">
            <text:p>-1%</text:p>
          </table:table-cell>
          <table:table-cell table:formula="of:=[.O1057]-(1-[.O1057])/[.N1057]" office:value-type="percentage" office:value="0.0116346606731482" calcext:value-type="percentage">
            <text:p>1.2%</text:p>
          </table:table-cell>
          <table:table-cell table:formula="of:=AVERAGEIF([.$H$3:.$H1057];&quot;&gt;0&quot;)" office:value-type="float" office:value="1.82495636998255" calcext:value-type="float">
            <text:p>1.8</text:p>
          </table:table-cell>
          <table:table-cell table:formula="of:=AVERAGEIF([.$H$3:.$H1057];&quot;&lt;0&quot;)" office:value-type="float" office:value="-3.94565217391304" calcext:value-type="float">
            <text:p>-3.9</text:p>
          </table:table-cell>
          <table:table-cell table:formula="of:=[.L1057]/-[.M1057]" office:value-type="percentage" office:value="0.462523377516238" calcext:value-type="percentage">
            <text:p>46%</text:p>
          </table:table-cell>
          <table:table-cell table:formula="of:=COUNTIF([.$G$3:.$G1057];&quot;&gt;0&quot;)/COUNTIF([.$B$3:.$B1057];&quot;&gt;0&quot;)" office:value-type="percentage" office:value="0.68742921857304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1058]-[.E1058]" office:value-type="float" office:value="3.1" calcext:value-type="float">
            <text:p>3.10</text:p>
          </table:table-cell>
          <table:table-cell table:formula="of:=SUM([.$H$2:.H1058])" office:value-type="float" office:value="-40.2" calcext:value-type="float">
            <text:p>-40.20</text:p>
          </table:table-cell>
          <table:table-cell table:formula="of:=SUM([.H$3:.H1058])/SUM([.E$3:.E1058])" office:value-type="percentage" office:value="-0.0116860465116279" calcext:value-type="percentage">
            <text:p>-1%</text:p>
          </table:table-cell>
          <table:table-cell table:formula="of:=[.O1058]-(1-[.O1058])/[.N1058]" office:value-type="percentage" office:value="0.0135733663294569" calcext:value-type="percentage">
            <text:p>1.4%</text:p>
          </table:table-cell>
          <table:table-cell table:formula="of:=AVERAGEIF([.$H$3:.$H1058];&quot;&gt;0&quot;)" office:value-type="float" office:value="1.82717770034843" calcext:value-type="float">
            <text:p>1.8</text:p>
          </table:table-cell>
          <table:table-cell table:formula="of:=AVERAGEIF([.$H$3:.$H1058];&quot;&lt;0&quot;)" office:value-type="float" office:value="-3.94565217391304" calcext:value-type="float">
            <text:p>-3.9</text:p>
          </table:table-cell>
          <table:table-cell table:formula="of:=[.L1058]/-[.M1058]" office:value-type="percentage" office:value="0.463086359316958" calcext:value-type="percentage">
            <text:p>46%</text:p>
          </table:table-cell>
          <table:table-cell table:formula="of:=COUNTIF([.$G$3:.$G1058];&quot;&gt;0&quot;)/COUNTIF([.$B$3:.$B1058];&quot;&gt;0&quot;)" office:value-type="percentage" office:value="0.68778280542986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dellien</text:p>
          </table:table-cell>
          <table:table-cell office:value-type="float" office:value="8" calcext:value-type="float">
            <text:p>8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1059]-[.E1059]" office:value-type="float" office:value="-8" calcext:value-type="float">
            <text:p>-8.00</text:p>
          </table:table-cell>
          <table:table-cell table:formula="of:=SUM([.$H$2:.H1059])" office:value-type="float" office:value="-48.2" calcext:value-type="float">
            <text:p>-48.20</text:p>
          </table:table-cell>
          <table:table-cell table:formula="of:=SUM([.H$3:.H1059])/SUM([.E$3:.E1059])" office:value-type="percentage" office:value="-0.0139791183294664" calcext:value-type="percentage">
            <text:p>-1%</text:p>
          </table:table-cell>
          <table:table-cell table:formula="of:=[.O1059]-(1-[.O1059])/[.N1059]" office:value-type="percentage" office:value="0.00861075557968816" calcext:value-type="percentage">
            <text:p>0.9%</text:p>
          </table:table-cell>
          <table:table-cell table:formula="of:=AVERAGEIF([.$H$3:.$H1059];&quot;&gt;0&quot;)" office:value-type="float" office:value="1.82717770034843" calcext:value-type="float">
            <text:p>1.8</text:p>
          </table:table-cell>
          <table:table-cell table:formula="of:=AVERAGEIF([.$H$3:.$H1059];&quot;&lt;0&quot;)" office:value-type="float" office:value="-3.96028880866426" calcext:value-type="float">
            <text:p>-4.0</text:p>
          </table:table-cell>
          <table:table-cell table:formula="of:=[.L1059]/-[.M1059]" office:value-type="percentage" office:value="0.461374861437115" calcext:value-type="percentage">
            <text:p>46%</text:p>
          </table:table-cell>
          <table:table-cell table:formula="of:=COUNTIF([.$G$3:.$G1059];&quot;&gt;0&quot;)/COUNTIF([.$B$3:.$B1059];&quot;&gt;0&quot;)" office:value-type="percentage" office:value="0.687005649717514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4" calcext:value-type="date">
            <text:p>2020-02-04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ignacio londe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1060]-[.E1060]" office:value-type="float" office:value="0.55" calcext:value-type="float">
            <text:p>0.55</text:p>
          </table:table-cell>
          <table:table-cell table:formula="of:=SUM([.$H$2:.H1060])" office:value-type="float" office:value="-47.65" calcext:value-type="float">
            <text:p>-47.65</text:p>
          </table:table-cell>
          <table:table-cell table:formula="of:=SUM([.H$3:.H1060])/SUM([.E$3:.E1060])" office:value-type="percentage" office:value="-0.0138155987242679" calcext:value-type="percentage">
            <text:p>-1%</text:p>
          </table:table-cell>
          <table:table-cell table:formula="of:=[.O1060]-(1-[.O1060])/[.N1060]" office:value-type="percentage" office:value="0.00890495363086685" calcext:value-type="percentage">
            <text:p>0.9%</text:p>
          </table:table-cell>
          <table:table-cell table:formula="of:=AVERAGEIF([.$H$3:.$H1060];&quot;&gt;0&quot;)" office:value-type="float" office:value="1.82495652173913" calcext:value-type="float">
            <text:p>1.8</text:p>
          </table:table-cell>
          <table:table-cell table:formula="of:=AVERAGEIF([.$H$3:.$H1060];&quot;&lt;0&quot;)" office:value-type="float" office:value="-3.96028880866426" calcext:value-type="float">
            <text:p>-4.0</text:p>
          </table:table-cell>
          <table:table-cell table:formula="of:=[.L1060]/-[.M1060]" office:value-type="percentage" office:value="0.460813998652451" calcext:value-type="percentage">
            <text:p>46%</text:p>
          </table:table-cell>
          <table:table-cell table:formula="of:=COUNTIF([.$G$3:.$G1060];&quot;&gt;0&quot;)/COUNTIF([.$B$3:.$B1060];&quot;&gt;0&quot;)" office:value-type="percentage" office:value="0.687358916478555" calcext:value-type="percentage">
            <text:p>69%</text:p>
          </table:table-cell>
          <table:table-cell table:number-columns-repeated="1009"/>
        </table:table-row>
        <table:table-row table:style-name="ro3" table:number-rows-repeated="10475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6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29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6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29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6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29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89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4" calcext:value-type="date">
            <text:p>2020-02-04</text:p>
          </table:table-cell>
          <table:table-cell table:formula="of:=COUNT([$all.B1044:.B1060])" office:value-type="float" office:value="17" calcext:value-type="float">
            <text:p>17</text:p>
          </table:table-cell>
          <table:table-cell table:formula="of:=SUM([$all.E1044:.E1060])" office:value-type="float" office:value="65" calcext:value-type="float">
            <text:p>65</text:p>
          </table:table-cell>
          <table:table-cell table:style-name="ce6" table:formula="of:=SUMIF([$all.H1044:.H1060];&quot;&gt;0&quot;)" office:value-type="float" office:value="16.39" calcext:value-type="float">
            <text:p>16.39</text:p>
          </table:table-cell>
          <table:table-cell table:formula="of:=SUMIF([$all.H1044:.H1060];&quot;&lt;0&quot;)" office:value-type="float" office:value="-23" calcext:value-type="float">
            <text:p>-23</text:p>
          </table:table-cell>
          <table:table-cell table:formula="of:=[.D110]+[.E110]" office:value-type="float" office:value="-6.61" calcext:value-type="float">
            <text:p>-6.61</text:p>
          </table:table-cell>
          <table:table-cell table:style-name="ce29" table:formula="of:=[$all.J1060]" office:value-type="percentage" office:value="-0.0138155987242679" calcext:value-type="percentage">
            <text:p>-1%</text:p>
          </table:table-cell>
          <table:table-cell table:formula="of:=[$all.O1060]" office:value-type="percentage" office:value="0.687358916478555" calcext:value-type="percentage">
            <text:p>69%</text:p>
          </table:table-cell>
          <table:table-cell table:formula="of:=[$all.K1060]" office:value-type="percentage" office:value="0.00890495363086685" calcext:value-type="percentage">
            <text:p>1%</text:p>
          </table:table-cell>
          <table:table-cell/>
          <table:table-cell table:formula="of:=MEDIAN([.$C81:.$C110])" office:value-type="float" office:value="25" calcext:value-type="float">
            <text:p>25</text:p>
          </table:table-cell>
          <table:table-cell office:value-type="float" office:value="286.73" calcext:value-type="float">
            <text:p>287</text:p>
          </table:table-cell>
          <table:table-cell table:formula="of:=[.K110]/[.L109]" office:value-type="percentage" office:value="0.085225335787823" calcext:value-type="percentage">
            <text:p>9%</text:p>
          </table:table-cell>
          <table:table-cell table:formula="of:=[.M110]/[.I110]" office:value-type="percentage" office:value="9.57055357283503" calcext:value-type="percentage">
            <text:p>9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8" table:end-x="3.72mm" table:end-y="1.11mm" draw:z-index="0" draw:name="Chart 1" draw:style-name="gr1" draw:text-style-name="P1" svg:width="231.62mm" svg:height="62.46mm" svg:x="6.39mm" svg:y="0.31mm">
              <loext:p draw:notify-on-update-of-ranges="daily.A3:daily.A209 daily.L2:daily.L2 daily.L3:daily.L20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2" table:default-cell-style-name="ce43"/>
        <table:table-column table:style-name="co15" table:number-columns-repeated="7" table:default-cell-style-name="ce45"/>
        <table:table-column table:style-name="co5" table:number-columns-repeated="2" table:default-cell-style-name="ce50"/>
        <table:table-column table:style-name="co5" table:number-columns-repeated="997" table:default-cell-style-name="ce10"/>
        <table:table-row table:style-name="ro4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1-01</text:p>
          </table:table-cell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4" office:value-type="string" calcext:value-type="string">
            <text:p>2020-01</text:p>
          </table:table-cell>
          <table:table-cell table:style-name="ce44" office:value-type="string" calcext:value-type="string">
            <text:p>2019-12</text:p>
          </table:table-cell>
          <table:table-cell table:style-name="ce44" office:value-type="string" calcext:value-type="string">
            <text:p>2019-11</text:p>
          </table:table-cell>
          <table:table-cell table:style-name="ce44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7"/>
        </table:table-row>
        <table:table-row table:style-name="ro4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9])" office:value-type="float" office:value="0.376666666666667" calcext:value-type="float">
            <text:p>0</text:p>
          </table:table-cell>
          <table:table-cell table:style-name="ce42" table:formula="of:=SUM([.H3:.H29])" office:value-type="float" office:value="-2.61583333333333" calcext:value-type="float">
            <text:p>-3</text:p>
          </table:table-cell>
          <table:table-cell table:style-name="ce42" table:formula="of:=SUM([.I3:.I29])" office:value-type="float" office:value="-2.61583333333333" calcext:value-type="float">
            <text:p>-3</text:p>
          </table:table-cell>
          <table:table-cell table:style-name="ce42" table:formula="of:=SUM([.J3:.J29])" office:value-type="float" office:value="-2.42" calcext:value-type="float">
            <text:p>-2</text:p>
          </table:table-cell>
          <table:table-cell table:style-name="ce42" table:formula="of:=SUM([.K3:.K29])" office:value-type="float" office:value="3.41416666666667" calcext:value-type="float">
            <text:p>3</text:p>
          </table:table-cell>
          <table:table-cell table:style-name="ce42" table:formula="of:=SUM([.L3:.L29])" office:value-type="float" office:value="2.27" calcext:value-type="float">
            <text:p>2</text:p>
          </table:table-cell>
          <table:table-cell table:style-name="ce42" table:formula="of:=SUM([.M3:.M29])" office:value-type="float" office:value="-2.66416666666667" calcext:value-type="float">
            <text:p>-3</text:p>
          </table:table-cell>
          <table:table-cell table:style-name="ce42" table:formula="of:=SUM([.N3:.N29])" office:value-type="float" office:value="-3.6375" calcext:value-type="float">
            <text:p>-4</text:p>
          </table:table-cell>
          <table:table-cell table:style-name="ce42" table:formula="of:=SUM([.O3:.O29])" office:value-type="float" office:value="-3.6375" calcext:value-type="float">
            <text:p>-4</text:p>
          </table:table-cell>
          <table:table-cell table:style-name="ce42" table:formula="of:=SUM([.P3:.P29])" office:value-type="float" office:value="-3.6375" calcext:value-type="float">
            <text:p>-4</text:p>
          </table:table-cell>
          <table:table-cell table:style-name="ce42" table:formula="of:=SUM([.Q3:.Q29])" office:value-type="float" office:value="-3.6375" calcext:value-type="float">
            <text:p>-4</text:p>
          </table:table-cell>
          <table:table-cell table:style-name="ce42" table:formula="of:=SUM([.R3:.R29])" office:value-type="float" office:value="-3.6375" calcext:value-type="float">
            <text:p>-4</text:p>
          </table:table-cell>
          <table:table-cell table:style-name="ce44" table:formula="of:=SUM([.S3:.S29])" office:value-type="float" office:value="-4.01416666666667" calcext:value-type="float">
            <text:p>-4</text:p>
          </table:table-cell>
          <table:table-cell table:style-name="ce44" table:formula="of:=SUM([.T3:.T29])" office:value-type="float" office:value="-1.02166666666667" calcext:value-type="float">
            <text:p>-1</text:p>
          </table:table-cell>
          <table:table-cell table:style-name="ce44" table:formula="of:=SUM([.U3:.U29])" office:value-type="float" office:value="-1.02166666666667" calcext:value-type="float">
            <text:p>-1</text:p>
          </table:table-cell>
          <table:table-cell table:style-name="ce44" table:formula="of:=SUM([.V3:.V29])" office:value-type="float" office:value="-1.2175" calcext:value-type="float">
            <text:p>-1</text:p>
          </table:table-cell>
          <table:table-cell table:style-name="ce44" table:formula="of:=SUM([.W3:.W29])" office:value-type="float" office:value="-7.05166666666667" calcext:value-type="float">
            <text:p>-7</text:p>
          </table:table-cell>
          <table:table-cell table:style-name="ce44" table:formula="of:=SUM([.X3:.X29])" office:value-type="float" office:value="-5.9075" calcext:value-type="float">
            <text:p>-6</text:p>
          </table:table-cell>
          <table:table-cell table:style-name="ce44" table:formula="of:=SUM([.Y3:.Y29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7"/>
        </table:table-row>
        <table:table-row table:style-name="ro4">
          <table:table-cell table:number-columns-repeated="25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2</text:p>
          </table:table-cell>
          <table:table-cell table:formula="of:=SUM([$daily.B109:.B208])" office:value-type="float" office:value="25" calcext:value-type="float">
            <text:p>25</text:p>
          </table:table-cell>
          <table:table-cell table:formula="of:=SUM([$daily.C109:.C208])" office:value-type="float" office:value="98" calcext:value-type="float">
            <text:p>98</text:p>
          </table:table-cell>
          <table:table-cell table:formula="of:=SUM([$daily.F109:.F210])" office:value-type="float" office:value="4.52" calcext:value-type="float">
            <text:p>5</text:p>
          </table:table-cell>
          <table:table-cell table:style-name="ce41" table:formula="of:=[.D4]/[.C4]" office:value-type="percentage" office:value="0.0461224489795919" calcext:value-type="percentage">
            <text:p>5%</text:p>
          </table:table-cell>
          <table:table-cell/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formula="of:=[.$D4]/12" office:value-type="float" office:value="0.376666666666667" calcext:value-type="float">
            <text:p>0</text:p>
          </table:table-cell>
          <table:table-cell table:number-columns-repeated="7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41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49"/>
          <table:table-cell table:number-columns-repeated="99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5">00/00/0000</text:date>, <text:time style:data-style-name="N2" text:time-value="13:38:19.6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5T13:42:58.006000000</dc:date>
    <meta:generator>LibreOffice/5.2.6.2$Windows_X86_64 LibreOffice_project/a3100ed2409ebf1c212f5048fbe377c281438fdc</meta:generator>
    <meta:editing-duration>P1DT18H7M47S</meta:editing-duration>
    <meta:editing-cycles>29</meta:editing-cycles>
    <meta:document-statistic meta:table-count="3" meta:cell-count="144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7cm" xlink:href=".." xlink:type="simple" chart:class="chart:line" chart:style-name="ch1">
        <chart:title svg:x="10.732cm" svg:y="0.26cm" chart:style-name="ch2">
          <text:p>closing</text:p>
        </chart:title>
        <chart:plot-area chart:style-name="ch3" table:cell-range-address="daily.A3:daily.A209 daily.L2:daily.L209" chart:data-source-has-labels="both" svg:x="0.463cm" svg:y="1.337cm" svg:width="22.237cm" svg:height="4.786cm">
          <chartooo:coordinate-region svg:x="1.151cm" svg:y="1.523cm" svg:width="20.971cm" svg:height="3.98cm"/>
          <chart:axis chart:dimension="x" chart:name="primary-x" chart:style-name="ch4" chartooo:axis-type="auto">
            <chartooo:date-scale/>
            <chart:categories table:cell-range-address="daily.A3:daily.A2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9" chart:label-cell-address="daily.L2:daily.L2" chart:class="chart:line">
            <chart:data-point chart:repeated="20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9</svg:desc>
                </draw:g>
              </table:table-cell>
              <table:table-cell office:value-type="float" office:value="230.3">
                <text:p>230.3</text:p>
                <draw:g>
                  <svg:desc>daily.L3:daily.L209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286.73">
                <text:p>286.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